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4.161cm"/>
    </style:style>
    <style:style style:name="pr7" style:family="presentation" style:parent-style-name="Default-outline1">
      <style:graphic-properties fo:min-height="14.927cm"/>
    </style:style>
    <style:style style:name="pr8" style:family="presentation" style:parent-style-name="Default-outline1">
      <style:graphic-properties fo:min-height="15.427cm"/>
    </style:style>
    <style:style style:name="pr9" style:family="presentation" style:parent-style-name="Default-outline1" style:list-style-name="L3">
      <style:graphic-properties fo:min-height="15.427cm"/>
    </style:style>
    <style:style style:name="pr10" style:family="presentation" style:parent-style-name="Default-outline1">
      <style:graphic-properties fo:min-height="16.193cm"/>
    </style:style>
    <style:style style:name="pr11" style:family="presentation" style:parent-style-name="Default-subtitle">
      <style:graphic-properties draw:fill-color="#ffffff" fo:min-height="17.935cm"/>
    </style:style>
    <style:style style:name="P1" style:family="paragraph">
      <style:paragraph-properties style:text-autospace="none"/>
    </style:style>
    <style:style style:name="T1" style:family="text">
      <style:text-properties fo:font-family="ArialMT" style:font-family-generic="swiss" fo:font-size="32pt" style:font-family-asian="ArialMT" style:font-family-generic-asian="swiss" style:font-size-asian="32pt" style:font-family-complex="ArialMT" style:font-family-generic-complex="swiss" style:font-size-complex="18.2000007629395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use-window-font-color="true" style:text-outline="false" style:text-line-through-style="none" fo:font-family="ArialMT" style:font-family-generic="swiss" fo:font-size="32pt" fo:language="zxx" fo:country="none" fo:font-style="normal" fo:text-shadow="none" style:text-underline-style="none" fo:font-weight="normal" style:letter-kerning="true" style:font-family-asian="ArialMT" style:font-family-generic-asian="swiss" style:font-size-asian="32pt" style:language-asian="zxx" style:country-asian="none" style:font-style-asian="normal" style:font-weight-asian="normal" style:font-family-complex="ArialMT" style:font-family-generic-complex="swiss" style:font-size-complex="18.2000007629395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JActor2 Revisited</text:p>
          </draw:text-box>
        </draw:frame>
        <draw:frame presentation:style-name="pr2" draw:layer="layout" svg:width="25.199cm" svg:height="13.859cm" svg:x="1.4cm" svg:y="4.914cm" presentation:class="subtitle">
          <draw:text-box>
            <text:p text:style-name="P1"><text:span text:style-name="T1">JActor2 is a robust and high-performance</text:span></text:p>
            <text:p text:style-name="P1"><text:span text:style-name="T1">alternative to threads and locks.</text:span></text:p>
            <text:p text:style-name="P1"><text:span text:style-name="T1"/></text:p>
            <text:p text:style-name="P1"><text:span text:style-name="T1">Jactor2 Revisited focuses on a subset of the</text:span></text:p>
            <text:p text:style-name="P1"><text:span text:style-name="T1">API that is easy to learn but reasonably</text:span></text:p>
            <text:p text:style-name="P1"><text:span text:style-name="T1">comprehensive.</text:span></text:p>
            <text:p text:style-name="P1"><text:span text:style-name="T1"/></text:p>
            <text:p text:style-name="P1"><text:span text:style-name="T1">By Bill la Forge, 2014</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301cm" svg:y="1cm" presentation:class="title" presentation:user-transformed="true">
          <draw:text-box>
            <text:p>The Problem with Threads</text:p>
          </draw:text-box>
        </draw:frame>
        <draw:frame presentation:style-name="pr4" draw:layer="layout" svg:width="25.199cm" svg:height="13.859cm" svg:x="1.4cm" svg:y="4.914cm" presentation:class="outline" presentation:user-transformed="true">
          <draw:text-box>
            <text:list text:style-name="L2">
              <text:list-item>
                <text:p>The problems are well known: http://www.eecs.berkeley.edu/Pubs/TechRpts/2006/EECS-2006-1.pdf</text:p>
              </text:list-item>
              <text:list-item>
                <text:p>Acutal performance gains can be difficult to achieve.</text:p>
              </text:list-item>
              <text:list-item>
                <text:p>Testing is inadequate in the face of race conditions, live locks, deadlocks.</text:p>
              </text:list-item>
              <text:list-item>
                <text:p>Taking advantage of additional threads can be difficult.</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The Problem with Actors</text:p>
          </draw:text-box>
        </draw:frame>
        <draw:frame presentation:style-name="pr4" draw:layer="layout" svg:width="25.199cm" svg:height="13.859cm" svg:x="1.301cm" svg:y="5.141cm" presentation:class="outline" presentation:user-transformed="true">
          <draw:text-box>
            <text:list text:style-name="L2">
              <text:list-item>
                <text:p>Actors often block processing of messages relating to new activities until older activities are completed.</text:p>
              </text:list-item>
              <text:list-item>
                <text:p>Actors have no concept equivalent to locking order. The problem is left entirely in the hands of the developer.</text:p>
              </text:list-item>
              <text:list-item>
                <text:p>A change made to an actor can have unexpected effects on the behavior of other actors, which is why they must be monitored at runtime. Actors are highly coupled. </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JActor2 Model:<text:line-break/>Message Passing</text:p>
          </draw:text-box>
        </draw:frame>
        <draw:frame presentation:style-name="pr6" draw:layer="layout" svg:width="25.199cm" svg:height="15.427cm" svg:x="1.4cm" svg:y="4.914cm" presentation:class="outline" presentation:user-transformed="true">
          <draw:text-box>
            <text:list text:style-name="L2">
              <text:list-item>
                <text:p><text:span text:style-name="T2">Reactors</text:span> are light-weight threads that process the messages passed to them one at a time.</text:p>
              </text:list-item>
              <text:list-item>
                <text:p><text:span text:style-name="T2">Blades</text:span> are application objects that perform the actual message processing. Every <text:span text:style-name="T2">Blade</text:span> has an associated <text:span text:style-name="T2">Reactor</text:span><text:span text:style-name="T3"> for sending and receiving messages</text:span>.</text:p>
              </text:list-item>
              <text:list-item>
                <text:p>Race conditions can not occur when variables can only be updated when processing a message.</text:p>
              </text:list-item>
              <text:list-item>
                <text:p>Vertical scaling is a natural consequence, providing care is taken to avoid bottlenecks. </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The JActor2 Model:<text:line-break/>Message Types</text:p>
          </draw:text-box>
        </draw:frame>
        <draw:frame presentation:style-name="pr7" draw:layer="layout" svg:width="25.199cm" svg:height="14.927cm" svg:x="1.4cm" svg:y="4.914cm" presentation:class="outline" presentation:user-transformed="true">
          <draw:text-box>
            <text:list text:style-name="L2">
              <text:list-item>
                <text:p>The three types of messages are requests, responses and signals.</text:p>
              </text:list-item>
              <text:list-item>
                <text:p>Requests are analogous to OO method calls in that control is always returned eventually. Requests <text:span text:style-name="T4">always</text:span> return a response or an exception.</text:p>
              </text:list-item>
              <text:list-item>
                <text:p>Signals do not return control. Uncaught exceptions raised during signal processing are logged.</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JActor2 Model:<text:line-break/>Isolation of Requests</text:p>
          </draw:text-box>
        </draw:frame>
        <draw:frame presentation:style-name="pr8" draw:layer="layout" svg:width="25.199cm" svg:height="15.427cm" svg:x="1.4cm" svg:y="4.914cm" presentation:class="outline" presentation:user-transformed="true">
          <draw:text-box>
            <text:list text:style-name="L2">
              <text:list-item>
                <text:p>Once processing has begun for a request, no other request will be processed until a response is returned.</text:p>
              </text:list-item>
              <text:list-item>
                <text:p>Processing a request often means sending requests to other reactors and processing their responses.</text:p>
              </text:list-item>
              <text:list-item>
                <text:p>Responses (and Signals) then are processed in the order they are received, while subsequent requests are held in a separate queue.</text:p>
              </text:list-item>
              <text:list-item>
                <text:p>There is no interaction between requests sent to the same reactor—they are isolated.</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JActor2 Model:<text:line-break/>The 4 States of a Reactor</text:p>
          </draw:text-box>
        </draw:frame>
        <draw:frame presentation:style-name="pr9" draw:layer="layout" svg:width="25.199cm" svg:height="15.427cm" svg:x="1.4cm" svg:y="4.914cm" presentation:class="outline" presentation:user-transformed="true">
          <draw:text-box>
            <text:list text:style-name="L3">
              <text:list-item>
                <text:p><text:s/>Idle – A reactor has no messages to process.</text:p>
              </text:list-item>
              <text:list-item>
                <text:p><text:s/>Pending – A reactor has not completed the current request but there are no responses or signals to process. There may however be pending requests.</text:p>
              </text:list-item>
              <text:list-item>
                <text:p><text:s/>Ready – Either the reactor has completed the last request and has requests that it can process or the reactor has responses or signals to process.</text:p>
              </text:list-item>
              <text:list-item>
                <text:p><text:s/>Active – The reactor is currently processing a message.</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JActor2 Model:<text:line-break/>The Work Queue</text:p>
          </draw:text-box>
        </draw:frame>
        <draw:frame presentation:style-name="pr4" draw:layer="layout" svg:width="25.199cm" svg:height="13.859cm" svg:x="1.4cm" svg:y="4.914cm" presentation:class="outline">
          <draw:text-box>
            <text:list text:style-name="L2">
              <text:list-item>
                <text:p>When a message is passed to a reactor and the reactor is not active, the reactor is added to a work queue.</text:p>
              </text:list-item>
              <text:list-item>
                <text:p>A pool of threads all try to read reactors from the same work queue. When read, if the reactor is already active then the thread just reads another reactor.</text:p>
              </text:list-item>
              <text:list-item>
                <text:p>The reactor's messages are processed until the reactor becomes idle or pending, after which the thread reads the next reactor.</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JActor2 Model:<text:line-break/>Message Buffering</text:p>
          </draw:text-box>
        </draw:frame>
        <draw:frame presentation:style-name="pr10" draw:layer="layout" svg:width="25.199cm" svg:height="16.193cm" svg:x="1.4cm" svg:y="4.914cm" presentation:class="outline" presentation:user-transformed="true">
          <draw:text-box>
            <text:list text:style-name="L2">
              <text:list-item>
                <text:p>Requests and responses are not sent immediately, but grouped into buffers and passed only after the current message is processed. This lowers the cost of message passing.</text:p>
              </text:list-item>
              <text:list-item>
                <text:p>When the last buffer is sent, if the destination reactor is not active, the current reactor is added to the work queue and the destination reactor is processed instead for an improvement in overall performance.</text:p>
              </text:list-item>
              <text:list-item>
                <text:p>Signals are not buffered, but passed immediately to their target reactor.</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Deadlocks</text:p>
          </draw:text-box>
        </draw:frame>
        <draw:frame presentation:style-name="pr4" draw:layer="layout" svg:width="25.199cm" svg:height="13.859cm" svg:x="1.4cm" svg:y="4.914cm" presentation:class="outline" presentation:user-transformed="true">
          <draw:text-box>
            <text:list text:style-name="L2">
              <text:list-item>
                <text:p>When two threads each hold a lock and try to acquire the lock held by the other thread, you get a deadlock.</text:p>
              </text:list-item>
              <text:list-item>
                <text:p>Similarly you can have two reactors which send requests to each other but will not process any subsequent requests until they get a response from the reactor.</text:p>
              </text:list-item>
              <text:list-item>
                <text:p>The same happens with actors, only nobody calls them deadlocks.</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Partial Ordering</text:p>
          </draw:text-box>
        </draw:frame>
        <draw:frame presentation:style-name="pr7" draw:layer="layout" svg:width="25.199cm" svg:height="14.927cm" svg:x="1.4cm" svg:y="4.914cm" presentation:class="outline" presentation:user-transformed="true">
          <draw:text-box>
            <text:list text:style-name="L2">
              <text:list-item>
                <text:p>Deadlocks are avoided by observing a partial ordering. So for a given set of locks, they will always be acquired in the same order.</text:p>
              </text:list-item>
              <text:list-item>
                <text:p>Partial orderings are addressed when designing the software. Problems arise when maintaining a large program over an extended period of time. Locking order documents may not be maintained, may not be consulted for every change or may not even exist.</text:p>
              </text:list-item>
              <text:list-item>
                <text:p>Testing doesn't help either, as deadlocks may occur infrequently.</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JActor2 Model:<text:line-break/>Partial Ordering</text:p>
          </draw:text-box>
        </draw:frame>
        <draw:frame presentation:style-name="pr7" draw:layer="layout" svg:width="25.199cm" svg:height="14.927cm" svg:x="1.4cm" svg:y="4.914cm" presentation:class="outline" presentation:user-transformed="true">
          <draw:text-box>
            <text:list text:style-name="L2">
              <text:list-item>
                <text:p>If reactors never send requests to other reactors which have sent them a request, even indirectly, then there will be no deadlocks.</text:p>
              </text:list-item>
              <text:list-item>
                <text:p>This partial ordering of which reactors send to which other reactors is tracked at runtime. And any attempt to send a request which violates the partial ordering observed to date raises a runtime exception. </text:p>
              </text:list-item>
              <text:list-item>
                <text:p>System tests with reasonable coverage will now detect partial ordering failures, adding significantly to overall robustness.</text:p>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2">
        <draw:frame presentation:style-name="pr11" draw:layer="layout" svg:width="25.199cm" svg:height="17.935cm" svg:x="1.4cm" svg:y="0.837cm" presentation:class="subtitle">
          <draw:text-box>
            <text:p text:style-name="P1"><text:span text:style-name="T5">https://github.com/laforge49/JActor2</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6H15M50S</meta:editing-duration>
    <meta:editing-cycles>14</meta:editing-cycles>
    <meta:generator>OpenOffice/4.1.0$Win32 OpenOffice.org_project/410m18$Build-9764</meta:generator>
    <dc:date>2014-12-11T19:46:44.01</dc:date>
    <dc:creator>William  la Forge</dc:creator>
    <meta:document-statistic meta:object-count="72"/>
  </office:meta>
</office:document-meta>
</file>